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fo:font-weight="bold" officeooo:rsid="0014a2f2" officeooo:paragraph-rsid="0014a2f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fo:font-weight="bold" officeooo:rsid="0016821e" officeooo:paragraph-rsid="0016821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14a2f2" officeooo:paragraph-rsid="0014a2f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14a2f2" officeooo:paragraph-rsid="0014a2f2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4pt" officeooo:rsid="0014a2f2" officeooo:paragraph-rsid="0014a2f2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4pt" officeooo:rsid="0014a2f2" officeooo:paragraph-rsid="0014a2f2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ce181e" style:font-name="Ubuntu" fo:font-size="14pt" officeooo:rsid="0016821e" officeooo:paragraph-rsid="0016821e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ce181e" style:font-name="Ubuntu" fo:font-size="14pt" officeooo:rsid="0016c3e6" officeooo:paragraph-rsid="0016c3e6" style:font-size-asian="14pt" style:font-size-complex="14pt"/>
    </style:style>
    <style:style style:name="T1" style:family="text">
      <style:text-properties officeooo:rsid="001682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RCHING <text:span text:style-name="T1">ALGORITHMS REPORT</text:span></text:p>
      <text:p text:style-name="P2">Name: Sagar Sharma</text:p>
      <text:p text:style-name="P2">Roll No: 7248</text:p>
      <text:p text:style-name="P2"/>
      <text:p text:style-name="P4">LIST OF NUMBERS: [1, 2, 3, 4, 5, 6, 7, 8, 9, 10, 11, 12, 13, 14, 15, 16, 17, 18, 19, 20, 21, 22, 23, 24, 25, 26, 27, 28, 29, 30, 31, 32, 33, 34, 35, 36, 37, 38, 39, 40, 41, 42, 43, 44, 45, 46, 47, 48, 49, 50, 51, 52, 53, 54, 55, 56, 57, 58, 59, 60, 61, 62, 63, 64, 65, 66, 67, 68, 69, 70, 71, 72, 73, 74, 75, 76, 77, 78, 79, 80, 81, 82, 83, 84, 85, 86, 87, 88, 89, 90, 91, 92, 93, 94, 95, 96, 97, 98, 99, 100]</text:p>
      <text:p text:style-name="P3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7">Comparision in linear search</text:p>
          </table:table-cell>
          <table:table-cell table:style-name="Table1.A1" office:value-type="string">
            <text:p text:style-name="P5">Comparision in binary search</text:p>
          </table:table-cell>
          <table:table-cell table:style-name="Table1.D1" office:value-type="string">
            <text:p text:style-name="P5">Comparision in fibonacci search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99</text:p>
          </table:table-cell>
          <table:table-cell table:style-name="Table1.A2" office:value-type="string">
            <text:p text:style-name="P5">99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5">1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75</text:p>
          </table:table-cell>
          <table:table-cell table:style-name="Table1.A2" office:value-type="string">
            <text:p text:style-name="P5">75</text:p>
          </table:table-cell>
          <table:table-cell table:style-name="Table1.A2" office:value-type="string">
            <text:p text:style-name="P5">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9">6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567</text:p>
          </table:table-cell>
          <table:table-cell table:style-name="Table1.A2" office:value-type="string">
            <text:p text:style-name="P8">100</text:p>
          </table:table-cell>
          <table:table-cell table:style-name="Table1.A2" office:value-type="string">
            <text:p text:style-name="P8">7</text:p>
          </table:table-cell>
          <table:table-cell table:style-name="Table1.D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9T09:00:23.554282173</meta:creation-date>
    <dc:date>2024-07-19T10:31:36.833623405</dc:date>
    <meta:editing-duration>PT50M2S</meta:editing-duration>
    <meta:editing-cycles>1</meta:editing-cycles>
    <meta:document-statistic meta:table-count="1" meta:image-count="0" meta:object-count="0" meta:page-count="1" meta:paragraph-count="38" meta:word-count="155" meta:character-count="607" meta:non-whitespace-character-count="490"/>
    <meta:generator>LibreOffice/6.0.7.3$Linux_X86_64 LibreOffice_project/00m0$Build-3</meta:generator>
  </office:meta>
</office:document-meta>
</file>